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co1" style:family="table-column">
      <style:table-column-properties fo:break-before="auto" style:column-width="0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2" style:font-size-asian="12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7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6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5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4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3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2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1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1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9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0*</text:p>
          </table:table-cell>
          <table:table-cell office:value-type="string" calcext:value-type="string">
            <text:p>X8=</text:p>
          </table:table-cell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58:02.981517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40:55.016146612</meta:creation-date>
    <dc:date>2023-11-28T15:25:35.148849450</dc:date>
    <meta:editing-duration>PT1H46M28S</meta:editing-duration>
    <meta:editing-cycles>2</meta:editing-cycles>
    <meta:generator>LibreOffice/7.6.2.1$Linux_X86_64 LibreOffice_project/60$Build-1</meta:generator>
    <meta:document-statistic meta:table-count="1" meta:cell-count="237" meta:object-count="0"/>
  </office:meta>
</office:document-meta>
</file>